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Dante’s Inferno</text:title></text:p>
      <text:p text:style-name="OrgTitle"/>
      <text:p text:style-name="OrgSubtitle"><text:initial-creator>Kadin Buckton</text:initial-creator></text:p>
      <text:p text:style-name="OrgSubtitle"/>
      <text:h text:style-name="Heading_20_1_unnumbered" text:outline-level="1" text:is-list-header="true">
<text:bookmark-start text:name="OrgXref.orgefc2c9b"/>
<text:bookmark text:name="orgefc2c9b"/>Dante’s Inferno
<text:bookmark-end text:name="OrgXref.orgefc2c9b"/></text:h>
      <text:list text:style-name="OrgDescriptionList" text:continue-numbering="false">
        <text:list-item>
          <text:p text:style-name="Text_20_body_20_bold">Inferno</text:p>
          <text:list text:style-name="OrgDescriptionList" text:continue-numbering="true">
            <text:list-item>
              <text:p text:style-name="Text_20_body">The Italian word for Hell
</text:p>
            </text:list-item>
          </text:list>
        </text:list-item>
      </text:list>
      <text:p text:style-name="Text_20_body">The Inferno tells the story of Dante through Hell, guided by the ancient Roman poet Virgil. In this poem, Hell is depicted as nine circles of torment location within the Earth.
</text:p>
      <text:h text:style-name="Heading_20_2_unnumbered" text:outline-level="2" text:is-list-header="true">
<text:bookmark-start text:name="OrgXref.org60907d4"/>
<text:bookmark text:name="org60907d4"/>Vestibule of Hell
<text:bookmark-end text:name="OrgXref.org60907d4"/></text:h>
      <text:p text:style-name="Text_20_body">The gates bear the inscription “Abandon all hope, ye who enter here”. <text:span text:style-name="Bold">The Uncommitted</text:span> are the souls of people who in life took no sides; the opportunists who were for neither good nor evil. Seen as a representation of the “spiritual stagnation” for the way they lived.
</text:p>
      <text:p text:style-name="Text_20_body">After passing through the Vestibule, Dante and Virgil reach the ferry that will take them across <text:span text:style-name="Bold">the river Acheron and to Hell.</text:span> The ferry is piloted by Charon, who does not want to let Dante enter because he is living.
</text:p>
      <text:h text:style-name="Heading_20_2_unnumbered" text:outline-level="2" text:is-list-header="true">
<text:bookmark-start text:name="OrgXref.orgeb610a8"/>
<text:bookmark text:name="orgeb610a8"/>The Circles
<text:bookmark-end text:name="OrgXref.orgeb610a8"/></text:h>
      <text:p text:style-name="Text_20_body">Are concentric and represent a gradual increase in wickedness and culminate in the center of the earth where Satan is held.
</text:p>
      <text:p text:style-name="Text_20_body">Limbo is the first circle and contains the unbaptized and those that did not accept Christ.
</text:p>
      <text:p text:style-name="Text_20_body">Lust is the second. Treachery is the ninth; these are the betrayers bound by unyielding ice.
</text:p>
      <text:p text:style-name="Text_20_body"><text:span text:style-name="Underline">The very center of Hell is the Devil, referred to by Virgil as Dis.</text:span>
</text:p>
      <text:p text:style-name="Text_20_body">Lucifer is a giant, terrifying beast trapped waist deep in the ice, suffering. He has three faces: red (middle), pale yellow (the right) and black (the left). Trinity?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Kadin Buckton</dc:creator>
    <meta:initial-creator>Kadin Buckton</meta:initial-creator>
    <dc:date>2017-10-03T18:08:18</dc:date>
    <meta:creation-date>2017-10-03T18:08:18</meta:creation-date>
    <meta:generator>Emacs 25.2.1 (Org mode 9.0.10)</meta:generator>
    <meta:keyword/>
    <dc:subject/>
    <dc:title>Dante’s Inferno</dc:title>
  </office:meta>
</office:document-meta>
</file>